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Aufgaben:</text:span></text:p>
      <text:p text:style-name="Text_20_body">1. Informiert Euch zu folgenden Regelinhalten (bezogen auf ein reguläres Handballspiel von Erwachsenen) im Handball mit Hilfe der angehängten Arbeitsblätter bzw. des Internets:</text:p>
      <text:list xml:id="list1465135731" text:style-name="L1">
        <text:list-item>
          <text:p text:style-name="P3">Anzahl der Spieler (Feldspieler, Torwart, Wechselspieler)</text:p>
        </text:list-item>
        <text:list-item>
          <text:p text:style-name="P3">Wechselregeln</text:p>
        </text:list-item>
        <text:list-item>
          <text:p text:style-name="P3">Spielzeit (Halbzeiten, Pausen)</text:p>
        </text:list-item>
        <text:list-item>
          <text:p text:style-name="P3">Spielfeldlinien (Begrenzungslinien, Torraum, Strafwurf-/ Freiwurflinien)</text:p>
        </text:list-item>
        <text:list-item>
          <text:p text:style-name="P3">Schritt-/ Tippregeln</text:p>
        </text:list-item>
        <text:list-item>
          <text:p text:style-name="P1">Ausregeln, Abwurf, Einwurf</text:p>
        </text:list-item>
      </text:list>
      <text:p text:style-name="Text_20_body">Ausgewählte Quellen:<text:line-break/><text:a xlink:type="simple" xlink:href="https://www.handballtraining.tv/grundlegende-handballregeln" office:target-frame-name="_blank" xlink:show="new" text:style-name="Internet_20_link" text:visited-style-name="Visited_20_Internet_20_Link">https://www.handballtraining.tv/grundlegende-handballregeln</text:a><text:line-break/><text:a xlink:type="simple" xlink:href="https://de.wikipedia.org/wiki/Handballregeln" office:target-frame-name="_blank" xlink:show="new" text:style-name="Internet_20_link" text:visited-style-name="Visited_20_Internet_20_Link">https://de.wikipedia.org/wiki/Handballregeln</text:a></text:p>
      <text:p text:style-name="Text_20_body"><text:span text:style-name="Strong_20_Emphasis">2. zum Hochladen bis 08.12.2020 (18h)!: </text:span>Beschreibt jeweils einen wichtigen Regel<text:span text:style-name="Strong_20_Emphasis">unterschied</text:span> zwischen dem Fußball- und dem Handballspiel bezogen auf:</text:p>
      <text:list xml:id="list1965795455" text:style-name="L2">
        <text:list-item>
          <text:p text:style-name="P4"><text:span text:style-name="Strong_20_Emphasis">Ausball an der Grundlinie</text:span></text:p>
        </text:list-item>
        <text:list-item>
          <text:p text:style-name="P4"><text:span text:style-name="Strong_20_Emphasis">Ausmaße des Tores</text:span></text:p>
        </text:list-item>
        <text:list-item>
          <text:p text:style-name="P4"><text:span text:style-name="Strong_20_Emphasis">Ausführung des Einwurfes</text:span></text:p>
        </text:list-item>
        <text:list-item>
          <text:p text:style-name="P2"><text:span text:style-name="Strong_20_Emphasis">Schritte mit dem Ball in der Hand</text:span></text:p>
        </text:list-item>
      </text:list>
      <text:p text:style-name="Text_20_body">3. Nach dem anstrengenden Arbeiten am Schreibtisch geht ihr nochmal 20-30Minuten joggen oder mindestens walken!<text:line-break/>Bei Rückfragen gerne Email an mich (m.lipka@gauss-gymnasium.de)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0-12-07T15:49:17.468000000</dc:date>
    <meta:editing-duration>PT10S</meta:editing-duration>
    <meta:editing-cycles>1</meta:editing-cycles>
    <meta:document-statistic meta:table-count="0" meta:image-count="0" meta:object-count="0" meta:page-count="1" meta:paragraph-count="15" meta:word-count="116" meta:character-count="961" meta:non-whitespace-character-count="870"/>
  </office:meta>
</office:document-meta>
</file>